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clea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Vector control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Base channel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Options - <text:s/>Load, Save, Recent, Clear Chan, Clear Al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controll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left instrument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right instrument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1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2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controller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up instrument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down instrument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1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2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et effects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Audio destinatio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Controller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range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enabl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width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 wheel depth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mod wheel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Bandwidth depth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bandwidth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ression enable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M amplitude enabl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ustain pedal enable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itch wheel range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Q depth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cutoff depth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 stretch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type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roportional portamento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rate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depth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ortamento control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-&gt;</text:p>
          </table:table-cell>
          <table:table-cell table:number-columns-repeated="3"/>
          <table:table-cell table:style-name="ce3" office:value-type="string" calcext:value-type="string">
            <text:p>For controls 8 to 20 kit number is Ored with 0x2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stretch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frequency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Graph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ertion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will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7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7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7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destination (Master out, Off, Part 0 to 63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ystem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will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Sen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to 3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om (engine) effect to next effec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ffect Inser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For system effects part number is 0xf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or insertion effects part number is 0xf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ormal part effects are 0 to 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/>
          <table:table-cell table:style-name="Default"/>
          <table:table-cell/>
          <table:table-cell office:value-type="string" calcext:value-type="string">
            <text:p>Effect types are from 0x80 to 0x88 representing actual numbers 0 to 8.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style-name="Default"/>
          <table:table-cell/>
          <table:table-cell office:value-type="string" calcext:value-type="string">
            <text:p>This is the number of the effect and dependent on the effect source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15</text:p>
          </table:table-cell>
          <table:table-cell table:number-columns-repeated="3"/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pends on actual effect.</text:p>
          </table:table-cell>
          <table:table-cell table:number-columns-repeated="1017"/>
        </table:table-row>
        <table:table-row table:style-name="ro1" table:number-rows-repeated="10481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15:26:32.723891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6-02T15:26:56.069659201</dc:date>
    <meta:editing-duration>PT17H57M17S</meta:editing-duration>
    <meta:editing-cycles>77</meta:editing-cycles>
    <meta:generator>LibreOffice/5.1.3.2$Linux_X86_64 LibreOffice_project/10m0$Build-2</meta:generator>
    <meta:document-statistic meta:table-count="1" meta:cell-count="2185" meta:object-count="0"/>
  </office:meta>
</office:document-meta>
</file>